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standard">
      <style:graphic-properties draw:fill-color="#2300dc" draw:textarea-vertical-align="middle" draw:auto-grow-height="false" fo:min-height="0.749cm" fo:min-width="0.499cm" draw:shadow="visible" draw:shadow-color="#c0c0c0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7cm" svg:height="6.8cm" svg:x="1.6cm" svg:y="7.9cm">
          <text:p text:style-name="P1"><text:span text:style-name="T1">Zulassung</text:span><text:span text:style-name="T2"><text:line-break/></text:span><text:span text:style-name="T2"><text:line-break/></text:span><text:span text:style-name="T2">- Registro</text:span></text:p>
          <text:p text:style-name="P1"><text:span text:style-name="T2">- Modificación User</text:span></text:p>
          <text:p text:style-name="P1"><text:span text:style-name="T2">-Modificación Rol</text:span></text:p>
          <text:p text:style-name="P1"><text:span text:style-name="T2">- Check Rol User</text:span></text:p>
          <text:p text:style-name="P1"><text:span text:style-name="T2">- Check Id User</text:span>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cm" svg:height="2.6cm" svg:x="10.5cm" svg:y="9.9cm">
          <text:p text:style-name="P3"><text:span text:style-name="T3">Gestión</text:span><text:span text:style-name="T3"><text:line-break/></text:span><text:span text:style-name="T3">Configuració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5" draw:id="id5" draw:layer="layout" svg:width="4.3cm" svg:height="2.8cm" svg:x="2.2cm" svg:y="23.2cm">
          <text:p text:style-name="P3">YAM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7" draw:id="id7" draw:layer="layout" svg:width="4.3cm" svg:height="2.8cm" svg:x="8.8cm" svg:y="23.2cm">
          <text:p text:style-name="P3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9" draw:id="id9" draw:layer="layout" svg:width="4.3cm" svg:height="2.8cm" svg:x="14.6cm" svg:y="23.2cm">
          <text:p text:style-name="P3">Postger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6" draw:id="id6" draw:layer="layout" svg:width="5.1cm" svg:height="1.8cm" svg:x="1.8cm" svg:y="19.2cm">
          <text:p text:style-name="P3">Métodos Ya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5.1cm" svg:height="1.8cm" svg:x="8.4cm" svg:y="19.2cm">
          <text:p text:style-name="P3">Métodos My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5.1cm" svg:height="1.8cm" svg:x="14.2cm" svg:y="19.1cm">
          <text:p text:style-name="P3">Métodos P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1.8cm" svg:height="2.6cm" svg:x="11.6cm" svg:y="6.5cm">
          <text:p text:style-name="P4"><text:span text:style-name="T4">config.yaml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4" draw:id="id4" draw:layer="layout" svg:width="3.8cm" svg:height="2cm" svg:x="15.8cm" svg:y="11cm">
          <text:p text:style-name="P3">Métodos<text:line-break/>Comun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s" svg:x1="8.3cm" svg:y1="11.3cm" svg:x2="10.5cm" svg:y2="11.2cm" draw:start-shape="id1" draw:end-shape="id2" draw:end-glue-point="6" svg:d="m8300 11300h502l1197-100h501">
          <text:p/>
        </draw:connector>
        <draw:connector draw:style-name="gr5" draw:text-style-name="P3" draw:layer="layout" draw:type="line" svg:x1="12.5cm" svg:y1="9.1cm" svg:x2="12.5cm" svg:y2="9.9cm" draw:start-shape="id3" draw:start-glue-point="6" draw:end-shape="id2" draw:end-glue-point="4" svg:d="m12500 9100v800">
          <text:p/>
        </draw:connector>
        <draw:connector draw:style-name="gr6" draw:text-style-name="P3" draw:layer="layout" draw:type="line" svg:x1="15.8cm" svg:y1="12cm" svg:x2="14.5cm" svg:y2="11.2cm" draw:start-shape="id4" draw:start-glue-point="5" draw:end-shape="id2" draw:end-glue-point="10" svg:d="m15800 12000-1300-800">
          <text:p/>
        </draw:connector>
        <draw:connector draw:style-name="gr5" draw:text-style-name="P3" draw:layer="layout" draw:type="line" svg:x1="4.35cm" svg:y1="23.2cm" svg:x2="4.35cm" svg:y2="21cm" draw:start-shape="id5" draw:start-glue-point="5" draw:end-shape="id6" draw:end-glue-point="6" svg:d="m4350 23200v-2200">
          <text:p/>
        </draw:connector>
        <draw:connector draw:style-name="gr5" draw:text-style-name="P3" draw:layer="layout" draw:type="line" svg:x1="10.95cm" svg:y1="23.2cm" svg:x2="10.95cm" svg:y2="21cm" draw:start-shape="id7" draw:start-glue-point="5" draw:end-shape="id8" draw:end-glue-point="6" svg:d="m10950 23200v-2200">
          <text:p/>
        </draw:connector>
        <draw:connector draw:style-name="gr5" draw:text-style-name="P3" draw:layer="layout" draw:type="line" svg:x1="16.75cm" svg:y1="23.2cm" svg:x2="16.75cm" svg:y2="20.9cm" draw:start-shape="id9" draw:start-glue-point="5" draw:end-shape="id10" draw:end-glue-point="6" svg:d="m16750 23200v-2300">
          <text:p/>
        </draw:connector>
        <draw:connector draw:style-name="gr4" draw:text-style-name="P3" draw:layer="layout" draw:type="lines" svg:x1="4.35cm" svg:y1="19.2cm" svg:x2="11.085cm" svg:y2="12.12cm" draw:start-shape="id6" draw:start-glue-point="4" draw:end-shape="id2" draw:end-glue-point="7" svg:d="m4350 19200v-501l6735-5697v-882">
          <text:p/>
        </draw:connector>
        <draw:connector draw:style-name="gr4" draw:text-style-name="P3" draw:layer="layout" draw:type="lines" svg:x1="10.95cm" svg:y1="19.2cm" svg:x2="12.5cm" svg:y2="12.5cm" draw:start-shape="id8" draw:start-glue-point="4" draw:end-shape="id2" draw:end-glue-point="8" svg:d="m10950 19200v-501l1550-5697v-502">
          <text:p/>
        </draw:connector>
        <draw:connector draw:style-name="gr4" draw:text-style-name="P3" draw:layer="layout" draw:type="lines" svg:x1="16.75cm" svg:y1="19.1cm" svg:x2="13.915cm" svg:y2="12.12cm" draw:start-shape="id10" draw:start-glue-point="4" draw:end-shape="id2" draw:end-glue-point="9" svg:d="m16750 19100v-501l-2835-5597v-882">
          <text:p/>
        </draw:connector>
        <draw:custom-shape draw:style-name="gr7" draw:text-style-name="P3" draw:layer="layout" svg:width="4.646cm" svg:height="4.149cm" draw:transform="rotate (1.58179190108246) translate (4.151cm 6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17.7cm" svg:y1="13cm" svg:x2="6.9cm" svg:y2="20.1cm" draw:start-shape="id4" draw:start-glue-point="6" draw:end-shape="id6" draw:end-glue-point="7" svg:d="m17700 13000-10800 7100">
          <text:p/>
        </draw:connector>
        <draw:connector draw:style-name="gr6" draw:text-style-name="P3" draw:layer="layout" draw:type="line" svg:x1="17.7cm" svg:y1="13cm" svg:x2="13.5cm" svg:y2="20.1cm" draw:start-shape="id4" draw:start-glue-point="6" draw:end-shape="id8" draw:end-glue-point="7" svg:d="m17700 13000-4200 7100">
          <text:p/>
        </draw:connector>
        <draw:connector draw:style-name="gr6" draw:text-style-name="P3" draw:layer="layout" draw:type="line" svg:x1="17.7cm" svg:y1="13cm" svg:x2="16.75cm" svg:y2="19.1cm" draw:start-shape="id4" draw:start-glue-point="6" draw:end-shape="id10" draw:end-glue-point="4" svg:d="m17700 13000-950 6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33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31T07:49:52</meta:creation-date>
    <dc:date>2016-08-05T17:41:56</dc:date>
    <meta:editing-duration>PT1H41M3S</meta:editing-duration>
    <meta:editing-cycles>10</meta:editing-cycles>
    <meta:generator>LibreOffice/3.5$Linux_x86 LibreOffice_project/350m1$Build-2</meta:generator>
    <meta:document-statistic meta:object-count="23"/>
  </office:meta>
</office:document-meta>
</file>